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1.C1" style:family="table-cell">
      <style:table-cell-properties fo:background-color="#999999" fo:padding="0.097cm" fo:border="0.05pt solid #000000">
        <style:background-image/>
      </style:table-cell-properties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none" fo:border-top="none" fo:border-bottom="0.05pt solid #000000"/>
    </style:style>
    <style:style style:name="Tabel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.A3" style:family="table-cell">
      <style:table-cell-properties fo:padding="0.097cm" fo:border-left="0.05pt solid #000000" fo:border-right="none" fo:border-top="none" fo:border-bottom="0.05pt solid #000000"/>
    </style:style>
    <style:style style:name="Tabelle1.B3" style:family="table-cell">
      <style:table-cell-properties fo:padding="0.097cm" fo:border-left="0.05pt solid #000000" fo:border-right="none" fo:border-top="none" fo:border-bottom="0.05pt solid #000000"/>
    </style:style>
    <style:style style:name="Tabel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5.667cm" style:rel-column-width="21845*"/>
    </style:style>
    <style:style style:name="Tabelle2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C1" style:family="table-cell">
      <style:table-cell-properties fo:background-color="#b2b2b2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6pt" officeooo:rsid="001ffc2f" officeooo:paragraph-rsid="001ffc2f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ffc2f" officeooo:paragraph-rsid="00224fd9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ffc2f" officeooo:paragraph-rsid="00235d99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ffc2f" officeooo:paragraph-rsid="0023fa8a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23fa8a" officeooo:paragraph-rsid="0023fa8a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font-size="16pt" officeooo:rsid="0024861c" officeooo:paragraph-rsid="0024861c" style:font-size-asian="14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P9" style:family="paragraph" style:parent-style-name="Standard">
      <style:paragraph-properties fo:text-align="start" style:justify-single-word="false" fo:break-before="page"/>
      <style:text-properties fo:font-size="16pt" officeooo:rsid="001ffc2f" officeooo:paragraph-rsid="001ffc2f" style:font-size-asian="14pt" style:font-size-complex="16pt"/>
    </style:style>
    <style:style style:name="P10" style:family="paragraph" style:parent-style-name="Heading_20_3">
      <style:paragraph-properties fo:text-align="center" style:justify-single-word="false"/>
      <style:text-properties fo:font-size="28pt" style:font-size-asian="28pt" style:font-size-complex="28pt"/>
    </style:style>
    <style:style style:name="P11" style:family="paragraph" style:parent-style-name="Table_20_Contents">
      <style:paragraph-properties fo:text-align="start" style:justify-single-word="false"/>
      <style:text-properties fo:font-size="16pt" style:font-size-asian="14pt" style:font-size-complex="16pt"/>
    </style:style>
    <style:style style:name="P12" style:family="paragraph" style:parent-style-name="Table_20_Contents">
      <style:paragraph-properties fo:text-align="start" style:justify-single-word="false"/>
      <style:text-properties fo:font-size="16pt" officeooo:rsid="001ffc2f" style:font-size-asian="14pt" style:font-size-complex="16pt"/>
    </style:style>
    <style:style style:name="P13" style:family="paragraph" style:parent-style-name="Table_20_Contents">
      <style:paragraph-properties fo:text-align="start" style:justify-single-word="false"/>
      <style:text-properties fo:font-size="16pt" officeooo:rsid="00235d99" officeooo:paragraph-rsid="00235d99" style:font-size-asian="14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size="16pt" officeooo:rsid="0023fa8a" officeooo:paragraph-rsid="0023fa8a" style:font-size-asian="14pt" style:font-size-complex="16pt"/>
    </style:style>
    <style:style style:name="P15" style:family="paragraph" style:parent-style-name="Table_20_Contents">
      <style:paragraph-properties fo:text-align="start" style:justify-single-word="false"/>
      <style:text-properties fo:font-size="16pt" officeooo:rsid="0024d6f5" officeooo:paragraph-rsid="0024d6f5" style:font-size-asian="14pt" style:font-size-complex="16pt"/>
    </style:style>
    <style:style style:name="T1" style:family="text">
      <style:text-properties officeooo:rsid="0020c1aa"/>
    </style:style>
    <style:style style:name="T2" style:family="text">
      <style:text-properties officeooo:rsid="00224fd9"/>
    </style:style>
    <style:style style:name="T3" style:family="text">
      <style:text-properties officeooo:rsid="00235d99"/>
    </style:style>
    <style:style style:name="T4" style:family="text">
      <style:text-properties officeooo:rsid="0023fa8a"/>
    </style:style>
    <style:style style:name="T5" style:family="text">
      <style:text-properties officeooo:rsid="0024d6f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3">Auffinden von Bildregionen mittels Flood Filling</text:h>
      <text:p text:style-name="P1"/>
      <text:p text:style-name="P1"/>
      <text:p text:style-name="P2">Andre Vallentin s0527538</text:p>
      <text:p text:style-name="P2">Jakob Warnow s0531600</text:p>
      <text:p text:style-name="P2"/>
      <text:p text:style-name="P9">Aufgabe 2:</text:p>
      <text:p text:style-name="P7">Als Test wurde das Bild tools.png verwendet.</text:p>
      <text:p text:style-name="P5">Es fällt auf das der <text:span text:style-name="T4">D</text:span>epth<text:span text:style-name="T4">F</text:span>irst sehr viel mehr Zeit benötigt und das er ein sehr viel höheren Stack auf baut als der BreadthFirst. </text:p>
      <text:p text:style-name="P3"/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P4">FloodFill<text:span text:style-name="T3"> </text:span></text:p>
          </table:table-cell>
          <table:table-cell table:style-name="Tabelle1.A1" office:value-type="string">
            <text:p text:style-name="P13">Zeit<text:span text:style-name="T4"> in nano Sec</text:span></text:p>
          </table:table-cell>
          <table:table-cell table:style-name="Tabelle1.C1" office:value-type="string">
            <text:p text:style-name="P13">Speicher<text:span text:style-name="T4"> Tiefe</text:span></text:p>
          </table:table-cell>
        </table:table-row>
        <table:table-row>
          <table:table-cell table:style-name="Tabelle1.B3" office:value-type="string">
            <text:p text:style-name="P12"><text:span text:style-name="T4">D</text:span>epth<text:span text:style-name="T4">F</text:span>irst</text:p>
          </table:table-cell>
          <table:table-cell table:style-name="Tabelle1.B3" office:value-type="string">
            <text:p text:style-name="P14">7946118013</text:p>
          </table:table-cell>
          <table:table-cell table:style-name="Tabelle1.C3" office:value-type="string">
            <text:p text:style-name="P14">72001</text:p>
          </table:table-cell>
        </table:table-row>
        <table:table-row>
          <table:table-cell table:style-name="Tabelle1.B3" office:value-type="string">
            <text:p text:style-name="P4">BreadthFirst</text:p>
          </table:table-cell>
          <table:table-cell table:style-name="Tabelle1.B3" office:value-type="string">
            <text:p text:style-name="P14">343398624</text:p>
          </table:table-cell>
          <table:table-cell table:style-name="Tabelle1.C3" office:value-type="string">
            <text:p text:style-name="P14">930</text:p>
          </table:table-cell>
        </table:table-row>
      </table:table>
      <text:p text:style-name="P3"/>
      <text:p text:style-name="P5">Somit <text:span text:style-name="T2">ist anzumerken,</text:span> de<text:span text:style-name="T2">s</text:span>s der <text:span text:style-name="T4">D</text:span>epth<text:span text:style-name="T4">F</text:span>irst sehr viel mehr <text:span text:style-name="T1">mehr Speicher braucht als der </text:span>BreadthFirst<text:span text:style-name="T2">, da die Elemente in dem Stack als auch in dem Queue die gleichen sind.</text:span></text:p>
      <text:p text:style-name="P5"/>
      <text:p text:style-name="P6">Aufgabe 3.</text:p>
      <text:p text:style-name="P8">...</text:p>
      <text:p text:style-name="P6"/>
      <text:p text:style-name="P6"/>
      <text:p text:style-name="P6">Aufgabe 4.</text:p>
      <text:p text:style-name="P7">Gleiche Test Umgebung wie in der Aufgabe 2..</text:p>
      <text:p text:style-name="P7">Das Ergebnis ist auch das gleiche <text:span text:style-name="T5">wie in der Aufgabe 2.</text:span></text:p>
      <table:table table:name="Tabelle2" table:style-name="Tabelle2">
        <table:table-column table:style-name="Tabelle2.A" table:number-columns-repeated="3"/>
        <table:table-row>
          <table:table-cell table:style-name="Tabelle2.A1" office:value-type="string">
            <text:p text:style-name="P4">FloodFill<text:span text:style-name="T3"> </text:span></text:p>
          </table:table-cell>
          <table:table-cell table:style-name="Tabelle2.A1" office:value-type="string">
            <text:p text:style-name="P13">Zeit<text:span text:style-name="T4"> in nano Sec</text:span></text:p>
          </table:table-cell>
          <table:table-cell table:style-name="Tabelle2.C1" office:value-type="string">
            <text:p text:style-name="P13">Speicher<text:span text:style-name="T4"> Tiefe</text:span></text:p>
          </table:table-cell>
        </table:table-row>
        <table:table-row>
          <table:table-cell table:style-name="Tabelle2.B3" office:value-type="string">
            <text:p text:style-name="P12"><text:span text:style-name="T4">D</text:span>epth<text:span text:style-name="T4">F</text:span>irst</text:p>
          </table:table-cell>
          <table:table-cell table:style-name="Tabelle2.B3" office:value-type="string">
            <text:p text:style-name="P15">2195340281</text:p>
          </table:table-cell>
          <table:table-cell table:style-name="Tabelle2.C3" office:value-type="string">
            <text:p text:style-name="P15">39035</text:p>
          </table:table-cell>
        </table:table-row>
        <table:table-row>
          <table:table-cell table:style-name="Tabelle2.B3" office:value-type="string">
            <text:p text:style-name="P4">BreadthFirst</text:p>
          </table:table-cell>
          <table:table-cell table:style-name="Tabelle2.B3" office:value-type="string">
            <text:p text:style-name="P15">147075268</text:p>
          </table:table-cell>
          <table:table-cell table:style-name="Tabelle2.C3" office:value-type="string">
            <text:p text:style-name="P15">459</text:p>
          </table:table-cell>
        </table:table-row>
      </table:table>
      <text:p text:style-name="P8">Es fällt auf das durch das nicht berechnen der Weißen und nicht im Bild befindlichen Pixel die beiden Algorithmen sich mehr als verdopple in der Geschwindigke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ob Warnow</meta:initial-creator>
    <meta:creation-date>2015-11-02T14:24:24.138288116</meta:creation-date>
    <dc:date>2015-11-02T17:45:26.693978553</dc:date>
    <dc:creator>Jakob Warnow</dc:creator>
    <meta:editing-duration>PT16M57S</meta:editing-duration>
    <meta:editing-cycles>2</meta:editing-cycles>
    <meta:generator>LibreOffice/4.4.5.2$Linux_X86_64 LibreOffice_project/40$Build-2</meta:generator>
    <meta:document-statistic meta:table-count="2" meta:image-count="0" meta:object-count="0" meta:page-count="2" meta:paragraph-count="31" meta:word-count="150" meta:character-count="909" meta:non-whitespace-character-count="787"/>
  </office:meta>
</office:document-meta>
</file>